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outline1">
      <style:graphic-properties draw:fill-color="#ffffff" draw:auto-grow-height="true" fo:min-height="13.501cm"/>
    </style:style>
    <style:style style:name="pr6" style:family="presentation" style:parent-style-name="Android1-outline1">
      <style:graphic-properties draw:fill-color="#ffffff" fo:min-height="14.1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style:use-window-font-color="true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style:use-window-font-color="true" fo:font-family="Consolas" style:font-pitch="fixed" fo:font-size="26pt" style:font-size-asian="26pt" style:font-size-complex="26pt"/>
    </style:style>
    <style:style style:name="T5" style:family="text">
      <style:text-properties style:use-window-font-color="true" fo:font-family="Consolas" style:font-pitch="fixed" fo:font-size="22pt" style:font-size-asian="22pt" style:font-size-complex="22pt"/>
    </style:style>
    <style:style style:name="T6" style:family="text">
      <style:text-properties style:use-window-font-color="true" fo:font-family="Consolas" style:font-pitch="fixed" fo:font-size="32pt" style:font-size-asian="32pt" style:font-size-complex="32pt"/>
    </style:style>
    <style:style style:name="T7" style:family="text">
      <style:text-properties style:use-window-font-color="true" fo:font-family="Consolas" style:font-pitch="fixed" fo:font-size="28pt" style:font-size-asian="28pt" style:font-size-complex="28pt"/>
    </style:style>
    <style:style style:name="T8" style:family="text">
      <style:text-properties style:use-window-font-color="true"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Rotation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ory of Rota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Rotation Trigger</text:span></text:p>
                <text:list>
                  <text:list-item>
                    <text:p text:style-name="P4"><text:span text:style-name="T2">Side-slider keyboard: sliding keyboard out, in</text:span></text:p>
                  </text:list-item>
                  <text:list-item>
                    <text:p text:style-name="P4"><text:span text:style-name="T2">Alternative: accelerometer</text:span></text:p>
                  </text:list-item>
                </text:list>
              </text:list-item>
              <text:list-item>
                <text:p text:style-name="P4"><text:span text:style-name="T2">Desired Effects</text:span></text:p>
                <text:list>
                  <text:list-item>
                    <text:p text:style-name="P4"><text:span text:style-name="T2">Simple: Repaint UI legible for that direction</text:span></text:p>
                  </text:list-item>
                  <text:list-item>
                    <text:p text:style-name="P4"><text:span text:style-name="T2">Complex: Substantially different UI</text:span></text:p>
                    <text:list>
                      <text:list-item>
                        <text:p text:style-name="P4"><text:span text:style-name="T2">Example: G1 lock scree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ory of Rota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Undesired Effects</text:span></text:p>
                <text:list>
                  <text:list-item>
                    <text:p text:style-name="P4"><text:span text:style-name="T2">Lost data</text:span></text:p>
                  </text:list-item>
                  <text:list-item>
                    <text:p text:style-name="P4"><text:span text:style-name="T2">Messed-up services</text:span></text:p>
                    <text:list>
                      <text:list-item>
                        <text:p text:style-name="P4"><text:span text:style-name="T2">E.g., chat connection with server dropped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Your Decision: How to Handle Rotation Events</text:span></text:p>
                <text:list>
                  <text:list-item>
                    <text:p text:style-name="P7"><text:span text:style-name="T2">Subset of broader category of “configuration changes”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3T6" xml:id="id4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ory of Rotation</text:p>
          </draw:text-box>
        </draw:frame>
        <draw:frame presentation:style-name="pr5" draw:text-style-name="P8" draw:layer="layout" svg:width="24.635cm" svg:height="14.03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efault Behavior: Destroy and Recreate</text:span></text:p>
                <text:list>
                  <text:list-item>
                    <text:p text:style-name="P4"><text:span text:style-name="T2">Rotation events imply a resource change</text:span></text:p>
                    <text:list>
                      <text:list-item>
                        <text:p text:style-name="P4"><text:span text:style-name="T2">E.g., </text:span><text:span text:style-name="T3">res/layout/</text:span><text:span text:style-name="T2"> to </text:span><text:span text:style-name="T3">res/layout-land/</text:span></text:p>
                      </text:list-item>
                    </text:list>
                  </text:list-item>
                  <text:list-item>
                    <text:p text:style-name="P4"><text:span text:style-name="T2">Resource changes do not happen on the fly</text:span></text:p>
                  </text:list-item>
                  <text:list-item>
                    <text:p text:style-name="P4"><text:span text:style-name="T2">Android's approach</text:span></text:p>
                    <text:list>
                      <text:list-item>
                        <text:p text:style-name="P4"><text:span text:style-name="T2">Destroy your current activity instance</text:span></text:p>
                      </text:list-item>
                      <text:list-item>
                        <text:p text:style-name="P4"><text:span text:style-name="T2">Reopen the activity with the same launching</text:span><text:span text:style-name="T2"><text:line-break/></text:span><text:span text:style-name="T2">Intent and proper set of resources mapped</text:span><text:span text:style-name="T2"><text:line-break/></text:span><text:span text:style-name="T2">i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3T6" xml:id="id5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1</text:p>
          </draw:text-box>
        </draw:frame>
        <draw:frame presentation:style-name="pr5" draw:text-style-name="P8" draw:layer="layout" svg:width="24.635cm" svg:height="14.308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onSaveInstanceState()</text:span></text:p>
                <text:list>
                  <text:list-item>
                    <text:p text:style-name="P4"><text:span text:style-name="T2">Discussed previously, called when activity might be destroyed</text:span></text:p>
                  </text:list-item>
                  <text:list-item>
                    <text:p text:style-name="P4"><text:span text:style-name="T2">Automatically saves some amount of UI state, not everything</text:span></text:p>
                  </text:list-item>
                  <text:list-item>
                    <text:p text:style-name="P4"><text:span text:style-name="T2">Options</text:span></text:p>
                    <text:list>
                      <text:list-item>
                        <text:p text:style-name="P4"><text:span text:style-name="T2">Just use default</text:span></text:p>
                      </text:list-item>
                      <text:list-item>
                        <text:p text:style-name="P4"><text:span text:style-name="T2">Override, chain upward, add your own logic</text:span></text:p>
                      </text:list-item>
                      <text:list-item>
                        <text:p text:style-name="P4"><text:span text:style-name="T2">Override, handle completely yourself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xml:id="id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1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Benefits of Option #1</text:span></text:p>
                <text:list>
                  <text:list-item>
                    <text:p text:style-name="P4"><text:span text:style-name="T2">You need that logic anyway, to handle other sorts of interruptions that might get your activity kicked out of RAM</text:span></text:p>
                  </text:list-item>
                </text:list>
              </text:list-item>
              <text:list-item>
                <text:p text:style-name="P4"><text:span text:style-name="T2">Problem with Option #1</text:span></text:p>
                <text:list>
                  <text:list-item>
                    <text:p text:style-name="P4"><text:span text:style-name="T2">“</text:span><text:span text:style-name="T2">Instance state” is just a Bundle of primitive</text:span><text:span text:style-name="T2"><text:line-break/></text:span><text:span text:style-name="T2">values</text:span></text:p>
                    <text:list>
                      <text:list-item>
                        <text:p text:style-name="P4"><text:span text:style-name="T2">No means to hold onto sockets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3T6" xml:id="id7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2</text:p>
          </draw:text-box>
        </draw:frame>
        <draw:frame presentation:style-name="pr5" draw:text-style-name="P8" draw:layer="layout" svg:width="24.635cm" svg:height="13.502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 </text:span><text:span text:style-name="T4">onRetainNonConfigurationInstance()</text:span></text:p>
                <text:list>
                  <text:list-item>
                    <text:p text:style-name="P4"><text:span text:style-name="T2">Called when a configuration change is triggering the restart of your activity</text:span></text:p>
                  </text:list-item>
                  <text:list-item>
                    <text:p text:style-name="P4"><text:span text:style-name="T2">You return an Object, which can be or hold whatever you want</text:span></text:p>
                    <text:list>
                      <text:list-item>
                        <text:p text:style-name="P4"><text:span text:style-name="T2">Create a private inner class representing your state</text:span></text:p>
                      </text:list-item>
                      <text:list-item>
                        <text:p text:style-name="P4"><text:span text:style-name="T2">Activity holds onto that state</text:span></text:p>
                      </text:list-item>
                      <text:list-item>
                        <text:p text:style-name="P4"><text:span text:style-name="T5">onRetainNonConfigurationInstance()</text:span><text:span text:style-name="T3"><text:line-break/></text:span><text:span text:style-name="T2">returns that 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6" xml:id="id8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2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all </text:span><text:span text:style-name="T6">getLastNonConfigurationInstance()</text:span></text:p>
                <text:list>
                  <text:list-item>
                    <text:p text:style-name="P4"><text:span text:style-name="T2">Typically from </text:span><text:span text:style-name="T3">onCreate()</text:span></text:p>
                  </text:list-item>
                  <text:list-item>
                    <text:p text:style-name="P4"><text:span text:style-name="T2">Returns value set in </text:span><text:span text:style-name="T3">onRetainNonConfigurationInstance()</text:span><text:span text:style-name="T2"> or </text:span><text:span text:style-name="T3">null</text:span><text:span text:style-name="T2"> if none</text:span></text:p>
                  </text:list-item>
                  <text:list-item>
                    <text:p text:style-name="P4"><text:span text:style-name="T2">Use to reconnect to whatever is need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xml:id="id9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2</text:p>
          </draw:text-box>
        </draw:frame>
        <draw:frame presentation:style-name="pr5" draw:text-style-name="P8" draw:layer="layout" svg:width="24.635cm" svg:height="13.81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Benefits of Option #2</text:span></text:p>
                <text:list>
                  <text:list-item>
                    <text:p text:style-name="P4"><text:span text:style-name="T2">Now can hold onto whatever you need</text:span></text:p>
                  </text:list-item>
                </text:list>
              </text:list-item>
              <text:list-item>
                <text:p text:style-name="P4"><text:span text:style-name="T2">Problems with Option #2</text:span></text:p>
                <text:list>
                  <text:list-item>
                    <text:p text:style-name="P4"><text:span text:style-name="T2">Somewhat more work</text:span></text:p>
                  </text:list-item>
                  <text:list-item>
                    <text:p text:style-name="P4"><text:span text:style-name="T2">Cannot retain objects dependent upon resources</text:span></text:p>
                  </text:list-item>
                  <text:list-item>
                    <text:p text:style-name="P4"><text:span text:style-name="T2">Watch for GC issues</text:span></text:p>
                    <text:list>
                      <text:list-item>
                        <text:p text:style-name="P7"><text:span text:style-name="T2">Retaining object with reference to old activ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3T6" xml:id="id10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3</text:p>
          </draw:text-box>
        </draw:frame>
        <draw:frame presentation:style-name="pr5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Goal: Completely Do-It-Yourself Rotations</text:span></text:p>
                <text:list>
                  <text:list-item>
                    <text:p text:style-name="P4"><text:span text:style-name="T2">No framework assistance, other than letting you know <text:s/>a rotation is called for</text:span></text:p>
                  </text:list-item>
                </text:list>
              </text:list-item>
              <text:list-item>
                <text:p text:style-name="P4"><text:span text:style-name="T2">Step #1: Adjust the Manifest</text:span></text:p>
                <text:list>
                  <text:list-item>
                    <text:p text:style-name="P4"><text:span text:style-name="T2">Add </text:span><text:span text:style-name="T4">android:configChanges=</text:span><text:span text:style-name="T4"><text:line-break/></text:span><text:span text:style-name="T4">"keyboardHidden|orientation"</text:span><text:span text:style-name="T2"> to all</text:span><text:span text:style-name="T2"><text:line-break/></text:span><text:span text:style-name="T2">affected activities</text:span></text:p>
                    <text:list>
                      <text:list-item>
                        <text:p text:style-name="P4"><text:span text:style-name="T2">Indicates that you will be handling those chang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3T6" xml:id="id11" draw:id="id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3</text:p>
          </draw:text-box>
        </draw:frame>
        <draw:frame presentation:style-name="pr5" draw:text-style-name="P8" draw:layer="layout" svg:width="24.635cm" svg:height="13.922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2: Implement </text:span><text:span text:style-name="T7">onConfigurationChanged()</text:span></text:p>
                <text:list>
                  <text:list-item>
                    <text:p text:style-name="P4"><text:span text:style-name="T2">Called whenever a configuration change you listed in </text:span><text:span text:style-name="T3">android:configChanges</text:span><text:span text:style-name="T2"> occurs</text:span></text:p>
                  </text:list-item>
                  <text:list-item>
                    <text:p text:style-name="P4"><text:span text:style-name="T2">Up to you to do something useful</text:span></text:p>
                    <text:list>
                      <text:list-item>
                        <text:p text:style-name="P4"><text:span text:style-name="T2">Resources get remapped for you...but that's all the built-in support you get</text:span></text:p>
                      </text:list-item>
                      <text:list-item>
                        <text:p text:style-name="P4"><text:span text:style-name="T2">You need to redraw your UI yourself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">Problem: forgetting resources now, later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andling Rotations: Option #4</text:p>
          </draw:text-box>
        </draw:frame>
        <draw:frame presentation:style-name="pr6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nother Approach: No Rotation</text:span></text:p>
                <text:list>
                  <text:list-item>
                    <text:p text:style-name="P4"><text:span text:style-name="T2">Always stick with one screen orientation</text:span></text:p>
                  </text:list-item>
                  <text:list-item>
                    <text:p text:style-name="P4"><text:span text:style-name="T2">Useful for games where only one rotation makes any sense</text:span></text:p>
                  </text:list-item>
                </text:list>
              </text:list-item>
              <text:list-item>
                <text:p text:style-name="P4"><text:span text:style-name="T2">Implementation</text:span></text:p>
                <text:list>
                  <text:list-item>
                    <text:p text:style-name="P4"><text:span text:style-name="T2">Add </text:span><text:span text:style-name="T4">android:screenOrientation=</text:span><text:span text:style-name="T4"><text:line-break/></text:span><text:span text:style-name="T4">"portrait"</text:span><text:span text:style-name="T2"> (or </text:span><text:span text:style-name="T4">“landscape”</text:span><text:span text:style-name="T2">) to your</text:span><text:span text:style-name="T2"><text:line-break/></text:span><text:span text:style-name="T2">manifest for all affected activiti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2T1" xml:id="id13" draw:id="id1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otation and Threads</text:p>
          </draw:text-box>
        </draw:frame>
        <draw:frame presentation:style-name="pr6" draw:text-style-name="P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Problem: Threads Need to Live Past Rotation</text:span></text:p>
              </text:list-item>
              <text:list-item>
                <text:p text:style-name="P7"><text:span text:style-name="T2">Solution: use static inner class for AsyncTask</text:span></text:p>
                <text:list>
                  <text:list-item>
                    <text:p text:style-name="P7"><text:span text:style-name="T2">Associate activity with task manually in </text:span><text:span text:style-name="T8">onCreate()</text:span><text:span text:style-name="T2"> for initial activity, replacement via </text:span><text:span text:style-name="T8">getNonConfigurationInstance()</text:span></text:p>
                  </text:list-item>
                  <text:list-item>
                    <text:p text:style-name="P7"><text:span text:style-name="T8">onPostExecute()</text:span><text:span text:style-name="T2"> will not be called between </text:span><text:span text:style-name="T8">onRetainNonConfigurationInstance()</text:span><text:span text:style-name="T2"> of old activity and </text:span><text:span text:style-name="T8">onCreate()</text:span><text:span text:style-name="T2"> of new activi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87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8-18T18:29:15</dc:date>
    <meta:printed-by>Mark Murphy</meta:printed-by>
    <meta:print-date>2011-08-18T18:29:15</meta:print-date>
    <dc:language>en-US</dc:language>
    <meta:editing-cycles>134</meta:editing-cycles>
    <meta:editing-duration>PT23H1M31S</meta:editing-duration>
    <dc:creator>Mark Murphy</dc:creator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